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8c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P3" style:family="paragraph" style:parent-style-name="Header">
      <style:paragraph-properties fo:margin-left="0cm" fo:margin-right="0.485cm" fo:text-align="center" style:justify-single-word="false" fo:text-indent="0cm" style:auto-text-indent="false">
        <style:tab-stops>
          <style:tab-stop style:position="8.5cm" style:type="center"/>
          <style:tab-stop style:position="18cm" style:type="right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tracked-changes text:track-changes="false">
        <text:changed-region xml:id="ct299496864" text:id="ct299496864">
          <text:insertion>
            <office:change-info>
              <dc:creator>Luc Saffre</dc:creator>
              <dc:date>2013-03-30T03:5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Heading_20_2" text:outline-level="2"><office:annotation><dc:creator>Luc Saffre</dc:creator><dc:date>2013-03-30T03:54:45.68</dc:date><text:p text:style-name="P5"><text:span text:style-name="T2">do section for jobtype in self.jobtypes</text:span></text:p></office:annotation><text:change-start text:change-id="ct299496864"/>unicode(jobtype)<text:change-end text:change-id="ct299496864"/></text:h>
        <text:p text:style-name="Standard">bla<office:annotation><dc:creator>Luc Saffre</dc:creator><dc:date>2013-03-29T22:21:12.64</dc:date><text:p><text:span text:style-name="T3">do text </text:span></text:p><text:p><text:span text:style-name="T3">from <text:s/>table(jobs.JobsOverviewByType.request(jobtype,param_values=dict(date=self.today)))</text:span></text:p></office:annotation></text:p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8cm" style:type="right"/>
        </style:tab-stops>
      </style:paragraph-properties>
      <style:text-properties style:font-name="Arial1" fo:font-size="10pt" fo:font-weight="norm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.995cm" table:align="left"/>
    </style:style>
    <style:style style:name="Table1.A" style:family="table-column">
      <style:table-column-properties style:column-width="5.029cm"/>
    </style:style>
    <style:style style:name="Table1.B" style:family="table-column">
      <style:table-column-properties style:column-width="7.978cm"/>
    </style:style>
    <style:style style:name="Table1.C" style:family="table-column">
      <style:table-column-properties style:column-width="4.988cm"/>
    </style:style>
    <style:style style:name="Table1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8.5cm" style:type="center"/>
          <style:tab-stop style:position="18cm" style:type="right"/>
        </style:tab-stops>
      </style:paragraph-properties>
    </style:style>
    <style:style style:name="MP2" style:family="paragraph" style:parent-style-name="Header">
      <style:paragraph-properties fo:margin-left="0cm" fo:margin-right="0.485cm" fo:text-align="center" style:justify-single-word="false" fo:text-indent="0cm" style:auto-text-indent="false">
        <style:tab-stops>
          <style:tab-stop style:position="8.5cm" style:type="center"/>
          <style:tab-stop style:position="18cm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tracked-changes>
          <text:changed-region xml:id="ct298669040" text:id="ct298669040">
            <text:insertion>
              <office:change-info>
                <dc:creator>Luc Saffre</dc:creator>
                <dc:date>2013-03-30T04:07:00</dc:date>
              </office:change-info>
            </text:insertion>
          </text:changed-region>
          <text:changed-region xml:id="ct299248256" text:id="ct299248256">
            <text:insertion>
              <office:change-info>
                <dc:creator>Luc Saffre</dc:creator>
                <dc:date>2013-03-30T03:58:00</dc:date>
              </office:change-info>
            </text:insertion>
          </text:changed-region>
        </text:tracked-changes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foo<office:annotation><dc:creator>Luc Saffre</dc:creator><dc:date>2013-03-30T03:44:23.93</dc:date><text:p>do text</text:p><text:p>from html(settings.SITE.site_header())</text:p><text:p/></office:annotation></text:p>
            </table:table-cell>
            <table:table-cell table:style-name="Table1.A1" office:value-type="string">
              <text:p text:style-name="MP2"><text:change-start text:change-id="ct298669040"/>self<text:change-end text:change-id="ct298669040"/></text:p>
            </table:table-cell>
            <table:table-cell table:style-name="Table1.A1" office:value-type="string">
              <text:p text:style-name="MP3">Seite <text:page-number text:select-page="current">1</text:page-number> von <text:page-count>1</text:page-count><text:line-break/><text:date style:data-style-name="N37" text:date-value="2011-09-30T23:56:55.81" text:fixed="true">30.09.11</text:date> <text:time style:data-style-name="N41" text:time-value="2011-09-30T23:57:06.39" text:fixed="true">23:57:06</text:time><text:line-break/><text:change-start text:change-id="ct299248256"/>settings.SITE.site_version()<text:change-end text:change-id="ct299248256"/></text:p>
            </table:table-cell>
          </table:table-row>
        </table:table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3-03-30T04:07:30.15</dc:date>
    <dc:creator>Luc Saffre</dc:creator>
    <meta:editing-duration>PT1H15M37S</meta:editing-duration>
    <meta:editing-cycles>23</meta:editing-cycles>
    <meta:generator>LibreOffice/3.4$Win32 LibreOffice_project/340m1$Build-402</meta:generator>
    <meta:document-statistic meta:table-count="1" meta:image-count="0" meta:object-count="0" meta:page-count="1" meta:paragraph-count="5" meta:word-count="14" meta:character-count="89" meta:non-whitespace-character-count="83"/>
  </office:meta>
</office:document-meta>
</file>